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1b06b39" officeooo:paragraph-rsid="0227634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1948d3e" officeooo:paragraph-rsid="02d26998"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22e06" style:font-weight-asian="normal" style:font-weight-complex="normal"/>
    </style:style>
    <style:style style:name="P28" style:family="paragraph" style:parent-style-name="Text_20_body">
      <style:text-properties fo:font-weight="normal" officeooo:rsid="02f7fee3" officeooo:paragraph-rsid="0423d8d0"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bold" officeooo:rsid="019bc3d3" officeooo:paragraph-rsid="02276347" style:font-weight-asian="bold" style:font-weight-complex="bold"/>
    </style:style>
    <style:style style:name="P31" style:family="paragraph" style:parent-style-name="Text_20_body">
      <style:text-properties fo:font-weight="bold" officeooo:rsid="019bc3d3" officeooo:paragraph-rsid="023e56c5" style:font-weight-asian="bold" style:font-weight-complex="bold"/>
    </style:style>
    <style:style style:name="P32" style:family="paragraph" style:parent-style-name="Text_20_body">
      <style:text-properties fo:font-weight="bold" officeooo:rsid="019bc3d3" officeooo:paragraph-rsid="02efea6f" style:font-weight-asian="bold" style:font-weight-complex="bold"/>
    </style:style>
    <style:style style:name="P33" style:family="paragraph" style:parent-style-name="Text_20_body">
      <style:text-properties fo:font-weight="bold" officeooo:rsid="019bc3d3" officeooo:paragraph-rsid="034daf28" style:font-weight-asian="bold" style:font-weight-complex="bold"/>
    </style:style>
    <style:style style:name="P34" style:family="paragraph" style:parent-style-name="Text_20_body">
      <style:text-properties fo:font-weight="bold" officeooo:rsid="019bc3d3" officeooo:paragraph-rsid="023abb38" style:font-weight-asian="bold" style:font-weight-complex="bold"/>
    </style:style>
    <style:style style:name="P35" style:family="paragraph" style:parent-style-name="Text_20_body">
      <style:text-properties fo:font-weight="bold" officeooo:rsid="01906aa2" officeooo:paragraph-rsid="02d26998" style:font-weight-asian="bold" style:font-weight-complex="bold"/>
    </style:style>
    <style:style style:name="P36" style:family="paragraph" style:parent-style-name="Text_20_body">
      <style:text-properties fo:font-weight="bold" officeooo:rsid="01906aa2" officeooo:paragraph-rsid="0363bc79" style:font-weight-asian="bold" style:font-weight-complex="bold"/>
    </style:style>
    <style:style style:name="P37" style:family="paragraph" style:parent-style-name="Text_20_body">
      <style:text-properties fo:font-weight="bold" officeooo:rsid="01906aa2" officeooo:paragraph-rsid="03e0c4ab" style:font-weight-asian="bold" style:font-weight-complex="bold"/>
    </style:style>
    <style:style style:name="P38" style:family="paragraph" style:parent-style-name="Text_20_body">
      <style:text-properties fo:font-weight="bold" officeooo:rsid="020f1760" officeooo:paragraph-rsid="02d26998" style:font-weight-asian="bold" style:font-weight-complex="bold"/>
    </style:style>
    <style:style style:name="P39" style:family="paragraph" style:parent-style-name="Text_20_body">
      <style:text-properties fo:font-weight="bold" officeooo:rsid="024c667e" officeooo:paragraph-rsid="02f394bb" style:font-weight-asian="bold" style:font-weight-complex="bold"/>
    </style:style>
    <style:style style:name="P40" style:family="paragraph" style:parent-style-name="Text_20_body">
      <style:text-properties fo:font-weight="bold" officeooo:rsid="025ccdd7" officeooo:paragraph-rsid="03525f4b" style:font-weight-asian="bold" style:font-weight-complex="bold"/>
    </style:style>
    <style:style style:name="P41" style:family="paragraph" style:parent-style-name="Text_20_body">
      <style:text-properties fo:font-weight="bold" officeooo:rsid="036193af" officeooo:paragraph-rsid="036193af" style:font-weight-asian="bold" style:font-weight-complex="bold"/>
    </style:style>
    <style:style style:name="P42" style:family="paragraph" style:parent-style-name="Text_20_body">
      <style:text-properties fo:font-weight="bold" officeooo:rsid="03ab55a6" officeooo:paragraph-rsid="03ba5e1a" style:font-weight-asian="bold" style:font-weight-complex="bold"/>
    </style:style>
    <style:style style:name="P43" style:family="paragraph" style:parent-style-name="Text_20_body">
      <style:text-properties fo:font-weight="bold" officeooo:rsid="03ab55a6" officeooo:paragraph-rsid="03e0c4ab" style:font-weight-asian="bold" style:font-weight-complex="bold"/>
    </style:style>
    <style:style style:name="P44" style:family="paragraph" style:parent-style-name="Text_20_body">
      <style:text-properties fo:font-weight="bold" officeooo:rsid="03ba8106" officeooo:paragraph-rsid="03bc1362" style:font-weight-asian="bold" style:font-weight-complex="bold"/>
    </style:style>
    <style:style style:name="P45" style:family="paragraph" style:parent-style-name="Text_20_body">
      <style:text-properties fo:font-weight="bold" officeooo:rsid="03102cd1" officeooo:paragraph-rsid="03e0c4ab" style:font-weight-asian="bold" style:font-weight-complex="bold"/>
    </style:style>
    <style:style style:name="P46" style:family="paragraph" style:parent-style-name="Text_20_body">
      <style:paragraph-properties fo:text-align="center" style:justify-single-word="false"/>
      <style:text-properties officeooo:rsid="02624ea8" officeooo:paragraph-rsid="02624ea8"/>
    </style:style>
    <style:style style:name="P47" style:family="paragraph" style:parent-style-name="Text_20_body">
      <style:text-properties officeooo:rsid="02624ea8" officeooo:paragraph-rsid="02ab06dc"/>
    </style:style>
    <style:style style:name="P48" style:family="paragraph" style:parent-style-name="Text_20_body">
      <style:text-properties officeooo:rsid="0275acba" officeooo:paragraph-rsid="0275acba"/>
    </style:style>
    <style:style style:name="P49" style:family="paragraph" style:parent-style-name="Text_20_body">
      <style:text-properties officeooo:rsid="0275acba" officeooo:paragraph-rsid="02f7fee3"/>
    </style:style>
    <style:style style:name="P50" style:family="paragraph" style:parent-style-name="Text_20_body">
      <style:text-properties officeooo:rsid="02b5b150" officeooo:paragraph-rsid="02b5b150"/>
    </style:style>
    <style:style style:name="P51" style:family="paragraph" style:parent-style-name="Text_20_body">
      <style:paragraph-properties fo:text-align="center" style:justify-single-word="false"/>
      <style:text-properties officeooo:rsid="02b5b150" officeooo:paragraph-rsid="02b5b150"/>
    </style:style>
    <style:style style:name="P52" style:family="paragraph" style:parent-style-name="Text_20_body">
      <style:text-properties officeooo:rsid="027b1618" officeooo:paragraph-rsid="02c44219"/>
    </style:style>
    <style:style style:name="P53" style:family="paragraph" style:parent-style-name="Text_20_body">
      <style:text-properties officeooo:rsid="02ca3366" officeooo:paragraph-rsid="02ca3366"/>
    </style:style>
    <style:style style:name="P54" style:family="paragraph" style:parent-style-name="Text_20_body">
      <style:text-properties officeooo:rsid="02c0425e" officeooo:paragraph-rsid="02f7fee3"/>
    </style:style>
    <style:style style:name="P55" style:family="paragraph" style:parent-style-name="Text_20_body">
      <style:text-properties officeooo:rsid="031a426a" officeooo:paragraph-rsid="0340dd4e"/>
    </style:style>
    <style:style style:name="P56" style:family="paragraph" style:parent-style-name="Text_20_body">
      <style:text-properties officeooo:rsid="031a426a" officeooo:paragraph-rsid="031a426a"/>
    </style:style>
    <style:style style:name="P57" style:family="paragraph" style:parent-style-name="Text_20_body">
      <style:text-properties officeooo:rsid="03172b5c"/>
    </style:style>
    <style:style style:name="P58" style:family="paragraph" style:parent-style-name="Text_20_body">
      <style:text-properties officeooo:rsid="03172b5c" officeooo:paragraph-rsid="03172b5c"/>
    </style:style>
    <style:style style:name="P59" style:family="paragraph" style:parent-style-name="Text_20_body">
      <style:text-properties officeooo:rsid="0322a0ad" officeooo:paragraph-rsid="0322a0ad"/>
    </style:style>
    <style:style style:name="P60" style:family="paragraph" style:parent-style-name="Text_20_body">
      <style:text-properties officeooo:rsid="03239107" officeooo:paragraph-rsid="0327cc61"/>
    </style:style>
    <style:style style:name="P61" style:family="paragraph" style:parent-style-name="Text_20_body">
      <style:text-properties officeooo:rsid="032e0234" officeooo:paragraph-rsid="032e0234"/>
    </style:style>
    <style:style style:name="P62" style:family="paragraph" style:parent-style-name="Text_20_body">
      <style:text-properties fo:font-style="normal" officeooo:rsid="034969da" officeooo:paragraph-rsid="034969da" style:font-style-asian="normal" style:font-style-complex="normal"/>
    </style:style>
    <style:style style:name="P63" style:family="paragraph" style:parent-style-name="Text_20_body">
      <style:text-properties fo:font-style="normal" officeooo:rsid="034969da" officeooo:paragraph-rsid="04092fc4" style:font-style-asian="normal" style:font-style-complex="normal"/>
    </style:style>
    <style:style style:name="P64" style:family="paragraph" style:parent-style-name="Text_20_body">
      <style:text-properties fo:font-style="normal" officeooo:rsid="03a33f41" officeooo:paragraph-rsid="04092fc4" style:font-style-asian="normal" style:font-style-complex="normal"/>
    </style:style>
    <style:style style:name="P65" style:family="paragraph" style:parent-style-name="Text_20_body">
      <style:text-properties fo:font-style="normal" officeooo:rsid="033ccd16" officeooo:paragraph-rsid="04092fc4" style:font-style-asian="normal" style:font-style-complex="normal"/>
    </style:style>
    <style:style style:name="P66"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67"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68"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69"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0" style:family="paragraph" style:parent-style-name="Text_20_body">
      <style:text-properties officeooo:paragraph-rsid="03e0c4ab"/>
    </style:style>
    <style:style style:name="P71" style:family="paragraph" style:parent-style-name="Text_20_body">
      <style:text-properties officeooo:rsid="036e3003" officeooo:paragraph-rsid="03e0c4ab"/>
    </style:style>
    <style:style style:name="P72" style:family="paragraph" style:parent-style-name="Text_20_body">
      <style:text-properties officeooo:paragraph-rsid="04012278"/>
    </style:style>
    <style:style style:name="P73" style:family="paragraph" style:parent-style-name="Text_20_body">
      <style:text-properties officeooo:rsid="0403133c" officeooo:paragraph-rsid="0403133c"/>
    </style:style>
    <style:style style:name="P74" style:family="paragraph" style:parent-style-name="Text_20_body">
      <style:text-properties officeooo:rsid="03356d71" officeooo:paragraph-rsid="0406b36a"/>
    </style:style>
    <style:style style:name="P75" style:family="paragraph" style:parent-style-name="Text_20_body">
      <style:text-properties officeooo:rsid="03356d71" officeooo:paragraph-rsid="040cbcaf"/>
    </style:style>
    <style:style style:name="P76" style:family="paragraph" style:parent-style-name="Text_20_body">
      <style:text-properties officeooo:rsid="033ccd16" officeooo:paragraph-rsid="03f09eb0"/>
    </style:style>
    <style:style style:name="P77" style:family="paragraph" style:parent-style-name="Text_20_body">
      <style:text-properties officeooo:rsid="016b4da7" officeooo:paragraph-rsid="016dd22e"/>
    </style:style>
    <style:style style:name="P78" style:family="paragraph" style:parent-style-name="Text_20_body">
      <style:text-properties officeooo:rsid="041568db" officeooo:paragraph-rsid="041568db"/>
    </style:style>
    <style:style style:name="P79" style:family="paragraph" style:parent-style-name="Text_20_body">
      <style:text-properties officeooo:paragraph-rsid="041568db"/>
    </style:style>
    <style:style style:name="P80" style:family="paragraph" style:parent-style-name="Text_20_body">
      <style:text-properties officeooo:paragraph-rsid="041ceeb6"/>
    </style:style>
    <style:style style:name="P81" style:family="paragraph" style:parent-style-name="Title">
      <style:text-properties officeooo:rsid="016da5a1" officeooo:paragraph-rsid="016da5a1"/>
    </style:style>
    <style:style style:name="P82" style:family="paragraph" style:parent-style-name="Author">
      <style:text-properties officeooo:rsid="00bb700a" officeooo:paragraph-rsid="016da5a1"/>
    </style:style>
    <style:style style:name="P83" style:family="paragraph" style:parent-style-name="Text_20_body">
      <style:paragraph-properties fo:break-before="page"/>
      <style:text-properties fo:font-weight="normal" officeooo:rsid="0198c0bc" officeooo:paragraph-rsid="03a5f13c" style:font-weight-asian="normal" style:font-weight-complex="normal"/>
    </style:style>
    <style:style style:name="P84" style:family="paragraph" style:parent-style-name="Bibliography_20_1">
      <style:paragraph-properties>
        <style:tab-stops/>
      </style:paragraph-properties>
    </style:style>
    <style:style style:name="P85" style:family="paragraph" style:parent-style-name="Code_20_Source">
      <style:text-properties fo:font-style="normal" officeooo:rsid="034969da" officeooo:paragraph-rsid="04092fc4" style:font-style-asian="normal" style:font-style-complex="normal"/>
    </style:style>
    <style:style style:name="P86" style:family="paragraph" style:parent-style-name="Code_20_Source">
      <style:text-properties officeooo:paragraph-rsid="04092fc4"/>
    </style:style>
    <style:style style:name="P87" style:family="paragraph" style:parent-style-name="Heading_20_1">
      <style:text-properties officeooo:paragraph-rsid="016da5a1"/>
    </style:style>
    <style:style style:name="P88" style:family="paragraph" style:parent-style-name="Heading_20_1">
      <style:text-properties officeooo:rsid="016b4da7" officeooo:paragraph-rsid="016f2abf"/>
    </style:style>
    <style:style style:name="P89"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61e89" style:font-weight-asian="normal" style:font-weight-complex="normal"/>
    </style:style>
    <style:style style:name="T144" style:family="text">
      <style:text-properties fo:font-weight="normal" officeooo:rsid="03b8426e" style:font-weight-asian="normal" style:font-weight-complex="normal"/>
    </style:style>
    <style:style style:name="T145" style:family="text">
      <style:text-properties fo:font-weight="normal" officeooo:rsid="03ba5e1a" style:font-weight-asian="normal" style:font-weight-complex="normal"/>
    </style:style>
    <style:style style:name="T146" style:family="text">
      <style:text-properties fo:font-weight="normal" officeooo:rsid="03bc1362" style:font-weight-asian="normal" style:font-weight-complex="normal"/>
    </style:style>
    <style:style style:name="T147" style:family="text">
      <style:text-properties fo:font-weight="normal" officeooo:rsid="03c35565" style:font-weight-asian="normal" style:font-weight-complex="normal"/>
    </style:style>
    <style:style style:name="T148" style:family="text">
      <style:text-properties fo:font-weight="normal" officeooo:rsid="03c3715c" style:font-weight-asian="normal" style:font-weight-complex="normal"/>
    </style:style>
    <style:style style:name="T149" style:family="text">
      <style:text-properties fo:font-weight="normal" officeooo:rsid="03c4d73d" style:font-weight-asian="normal" style:font-weight-complex="normal"/>
    </style:style>
    <style:style style:name="T150" style:family="text">
      <style:text-properties fo:font-weight="normal" officeooo:rsid="03c5dac3" style:font-weight-asian="normal" style:font-weight-complex="normal"/>
    </style:style>
    <style:style style:name="T151" style:family="text">
      <style:text-properties fo:font-weight="normal" officeooo:rsid="03c69477" style:font-weight-asian="normal" style:font-weight-complex="normal"/>
    </style:style>
    <style:style style:name="T152" style:family="text">
      <style:text-properties fo:font-weight="normal" officeooo:rsid="03e10999" style:font-weight-asian="normal" style:font-weight-complex="normal"/>
    </style:style>
    <style:style style:name="T153" style:family="text">
      <style:text-properties fo:font-weight="normal" officeooo:rsid="03e258ad" style:font-weight-asian="normal" style:font-weight-complex="normal"/>
    </style:style>
    <style:style style:name="T154" style:family="text">
      <style:text-properties fo:font-weight="normal" officeooo:rsid="03fd0a6d" style:font-weight-asian="normal" style:font-weight-complex="normal"/>
    </style:style>
    <style:style style:name="T155" style:family="text">
      <style:text-properties fo:font-weight="normal" officeooo:rsid="0418e81b" style:font-weight-asian="normal" style:font-weight-complex="normal"/>
    </style:style>
    <style:style style:name="T156" style:family="text">
      <style:text-properties fo:font-weight="normal" officeooo:rsid="0418ffba" style:font-weight-asian="normal" style:font-weight-complex="normal"/>
    </style:style>
    <style:style style:name="T157" style:family="text">
      <style:text-properties fo:font-weight="normal" officeooo:rsid="041ae551" style:font-weight-asian="normal" style:font-weight-complex="normal"/>
    </style:style>
    <style:style style:name="T158" style:family="text">
      <style:text-properties fo:font-weight="normal" officeooo:rsid="041af08e" style:font-weight-asian="normal" style:font-weight-complex="normal"/>
    </style:style>
    <style:style style:name="T159" style:family="text">
      <style:text-properties fo:font-weight="normal" officeooo:rsid="041b9fd8" style:font-weight-asian="normal" style:font-weight-complex="normal"/>
    </style:style>
    <style:style style:name="T160" style:family="text">
      <style:text-properties fo:font-weight="normal" officeooo:rsid="0424cd1e" style:font-weight-asian="normal" style:font-weight-complex="normal"/>
    </style:style>
    <style:style style:name="T161" style:family="text">
      <style:text-properties fo:font-weight="normal" officeooo:rsid="042720cc" style:font-weight-asian="normal" style:font-weight-complex="normal"/>
    </style:style>
    <style:style style:name="T162" style:family="text">
      <style:text-properties fo:font-weight="normal" officeooo:rsid="0427e81a" style:font-weight-asian="normal" style:font-weight-complex="normal"/>
    </style:style>
    <style:style style:name="T163" style:family="text">
      <style:text-properties fo:font-weight="normal" officeooo:rsid="0429ac02" style:font-weight-asian="normal" style:font-weight-complex="normal"/>
    </style:style>
    <style:style style:name="T164" style:family="text">
      <style:text-properties fo:font-weight="normal" officeooo:rsid="042a65ca" style:font-weight-asian="normal" style:font-weight-complex="normal"/>
    </style:style>
    <style:style style:name="T165" style:family="text">
      <style:text-properties fo:font-weight="normal" officeooo:rsid="042bc3c9" style:font-weight-asian="normal" style:font-weight-complex="normal"/>
    </style:style>
    <style:style style:name="T166" style:family="text">
      <style:text-properties fo:font-weight="normal" officeooo:rsid="042d4814" style:font-weight-asian="normal" style:font-weight-complex="normal"/>
    </style:style>
    <style:style style:name="T167" style:family="text">
      <style:text-properties fo:font-weight="normal" officeooo:rsid="042d8a18" style:font-weight-asian="normal" style:font-weight-complex="normal"/>
    </style:style>
    <style:style style:name="T168" style:family="text">
      <style:text-properties fo:font-weight="normal" officeooo:rsid="042e6c6a" style:font-weight-asian="normal" style:font-weight-complex="normal"/>
    </style:style>
    <style:style style:name="T169" style:family="text">
      <style:text-properties fo:font-weight="normal" officeooo:rsid="0435501b" style:font-weight-asian="normal" style:font-weight-complex="normal"/>
    </style:style>
    <style:style style:name="T170" style:family="text">
      <style:text-properties fo:font-weight="normal" officeooo:rsid="0436fd74" style:font-weight-asian="normal" style:font-weight-complex="normal"/>
    </style:style>
    <style:style style:name="T171" style:family="text">
      <style:text-properties fo:font-weight="normal" officeooo:rsid="0437846f" style:font-weight-asian="normal" style:font-weight-complex="normal"/>
    </style:style>
    <style:style style:name="T172" style:family="text">
      <style:text-properties fo:font-weight="normal" officeooo:rsid="04388277" style:font-weight-asian="normal" style:font-weight-complex="normal"/>
    </style:style>
    <style:style style:name="T173" style:family="text">
      <style:text-properties fo:font-weight="normal" officeooo:rsid="0438c3c8" style:font-weight-asian="normal" style:font-weight-complex="normal"/>
    </style:style>
    <style:style style:name="T174" style:family="text">
      <style:text-properties fo:font-weight="normal" officeooo:rsid="043aafe2" style:font-weight-asian="normal" style:font-weight-complex="normal"/>
    </style:style>
    <style:style style:name="T175" style:family="text">
      <style:text-properties fo:font-weight="normal" officeooo:rsid="043d2a3e" style:font-weight-asian="normal" style:font-weight-complex="normal"/>
    </style:style>
    <style:style style:name="T176" style:family="text">
      <style:text-properties fo:font-weight="normal" officeooo:rsid="043eb26c" style:font-weight-asian="normal" style:font-weight-complex="normal"/>
    </style:style>
    <style:style style:name="T177" style:family="text">
      <style:text-properties fo:font-weight="normal" officeooo:rsid="043f9a89" style:font-weight-asian="normal" style:font-weight-complex="normal"/>
    </style:style>
    <style:style style:name="T178" style:family="text">
      <style:text-properties officeooo:rsid="027bc3cc"/>
    </style:style>
    <style:style style:name="T179" style:family="text">
      <style:text-properties officeooo:rsid="0296d09d"/>
    </style:style>
    <style:style style:name="T180" style:family="text">
      <style:text-properties officeooo:rsid="02c3276b"/>
    </style:style>
    <style:style style:name="T181" style:family="text">
      <style:text-properties officeooo:rsid="02cb2a91"/>
    </style:style>
    <style:style style:name="T182" style:family="text">
      <style:text-properties fo:font-style="italic" fo:font-weight="normal" officeooo:rsid="02efea6f" style:font-style-asian="italic" style:font-weight-asian="normal" style:font-style-complex="italic" style:font-weight-complex="normal"/>
    </style:style>
    <style:style style:name="T183" style:family="text">
      <style:text-properties fo:font-style="italic" style:font-style-asian="italic" style:font-style-complex="italic"/>
    </style:style>
    <style:style style:name="T184" style:family="text">
      <style:text-properties fo:font-style="italic" officeooo:rsid="03362f63" style:font-style-asian="italic" style:font-style-complex="italic"/>
    </style:style>
    <style:style style:name="T185" style:family="text">
      <style:text-properties fo:font-style="italic" officeooo:rsid="035e9b04" style:font-style-asian="italic" style:font-style-complex="italic"/>
    </style:style>
    <style:style style:name="T186" style:family="text">
      <style:text-properties fo:font-style="italic" officeooo:rsid="03cbdc2e" style:font-style-asian="italic" style:font-style-complex="italic"/>
    </style:style>
    <style:style style:name="T187" style:family="text">
      <style:text-properties fo:font-style="italic" officeooo:rsid="03f5eb80" style:font-style-asian="italic" style:font-style-complex="italic"/>
    </style:style>
    <style:style style:name="T188" style:family="text">
      <style:text-properties fo:font-style="normal" fo:font-weight="normal" officeooo:rsid="02efea6f" style:font-style-asian="normal" style:font-weight-asian="normal" style:font-style-complex="normal" style:font-weight-complex="normal"/>
    </style:style>
    <style:style style:name="T189" style:family="text">
      <style:text-properties fo:font-style="normal" fo:font-weight="normal" officeooo:rsid="0426cb4f" style:font-style-asian="normal" style:font-weight-asian="normal" style:font-style-complex="normal" style:font-weight-complex="normal"/>
    </style:style>
    <style:style style:name="T190" style:family="text">
      <style:text-properties fo:font-style="normal" style:font-style-asian="normal" style:font-style-complex="normal"/>
    </style:style>
    <style:style style:name="T191" style:family="text">
      <style:text-properties fo:font-style="normal" officeooo:rsid="0328802c" style:font-style-asian="normal" style:font-style-complex="normal"/>
    </style:style>
    <style:style style:name="T192" style:family="text">
      <style:text-properties fo:font-style="normal" officeooo:rsid="03362f63" style:font-style-asian="normal" style:font-style-complex="normal"/>
    </style:style>
    <style:style style:name="T193" style:family="text">
      <style:text-properties fo:font-style="normal" officeooo:rsid="03363e18" style:font-style-asian="normal" style:font-style-complex="normal"/>
    </style:style>
    <style:style style:name="T194" style:family="text">
      <style:text-properties fo:font-style="normal" officeooo:rsid="03397fe5" style:font-style-asian="normal" style:font-style-complex="normal"/>
    </style:style>
    <style:style style:name="T195" style:family="text">
      <style:text-properties fo:font-style="normal" officeooo:rsid="033b0e0f" style:font-style-asian="normal" style:font-style-complex="normal"/>
    </style:style>
    <style:style style:name="T196" style:family="text">
      <style:text-properties fo:font-style="normal" officeooo:rsid="033f8c6e" style:font-style-asian="normal" style:font-style-complex="normal"/>
    </style:style>
    <style:style style:name="T197" style:family="text">
      <style:text-properties fo:font-style="normal" officeooo:rsid="0342e833" style:font-style-asian="normal" style:font-style-complex="normal"/>
    </style:style>
    <style:style style:name="T198" style:family="text">
      <style:text-properties fo:font-style="normal" officeooo:rsid="03440906" style:font-style-asian="normal" style:font-style-complex="normal"/>
    </style:style>
    <style:style style:name="T199" style:family="text">
      <style:text-properties fo:font-style="normal" officeooo:rsid="0344100a" style:font-style-asian="normal" style:font-style-complex="normal"/>
    </style:style>
    <style:style style:name="T200" style:family="text">
      <style:text-properties fo:font-style="normal" officeooo:rsid="0345d06c" style:font-style-asian="normal" style:font-style-complex="normal"/>
    </style:style>
    <style:style style:name="T201" style:family="text">
      <style:text-properties fo:font-style="normal" officeooo:rsid="034b95e0" style:font-style-asian="normal" style:font-style-complex="normal"/>
    </style:style>
    <style:style style:name="T202" style:family="text">
      <style:text-properties fo:font-style="normal" officeooo:rsid="03651e24" style:font-style-asian="normal" style:font-style-complex="normal"/>
    </style:style>
    <style:style style:name="T203" style:family="text">
      <style:text-properties fo:font-style="normal" officeooo:rsid="03cbdc2e" style:font-style-asian="normal" style:font-style-complex="normal"/>
    </style:style>
    <style:style style:name="T204" style:family="text">
      <style:text-properties fo:font-style="normal" officeooo:rsid="03cdc14e" style:font-style-asian="normal" style:font-style-complex="normal"/>
    </style:style>
    <style:style style:name="T205" style:family="text">
      <style:text-properties fo:font-style="normal" officeooo:rsid="03e60a0b" style:font-style-asian="normal" style:font-style-complex="normal"/>
    </style:style>
    <style:style style:name="T206" style:family="text">
      <style:text-properties fo:font-style="normal" officeooo:rsid="03e67196" style:font-style-asian="normal" style:font-style-complex="normal"/>
    </style:style>
    <style:style style:name="T207" style:family="text">
      <style:text-properties fo:font-style="normal" officeooo:rsid="03ed23e0" style:font-style-asian="normal" style:font-style-complex="normal"/>
    </style:style>
    <style:style style:name="T208" style:family="text">
      <style:text-properties fo:font-style="normal" officeooo:rsid="03f09eb0" style:font-style-asian="normal" style:font-style-complex="normal"/>
    </style:style>
    <style:style style:name="T209" style:family="text">
      <style:text-properties fo:font-style="normal" officeooo:rsid="03f0c93b" style:font-style-asian="normal" style:font-style-complex="normal"/>
    </style:style>
    <style:style style:name="T210" style:family="text">
      <style:text-properties fo:font-style="normal" officeooo:rsid="03f426c5" style:font-style-asian="normal" style:font-style-complex="normal"/>
    </style:style>
    <style:style style:name="T211" style:family="text">
      <style:text-properties fo:font-style="normal" officeooo:rsid="03f47c03" style:font-style-asian="normal" style:font-style-complex="normal"/>
    </style:style>
    <style:style style:name="T212" style:family="text">
      <style:text-properties fo:font-style="normal" officeooo:rsid="03f5eb80" style:font-style-asian="normal" style:font-style-complex="normal"/>
    </style:style>
    <style:style style:name="T213" style:family="text">
      <style:text-properties fo:font-style="normal" officeooo:rsid="03f601dd" style:font-style-asian="normal" style:font-style-complex="normal"/>
    </style:style>
    <style:style style:name="T214" style:family="text">
      <style:text-properties fo:font-style="normal" officeooo:rsid="03f6f2bc" style:font-style-asian="normal" style:font-style-complex="normal"/>
    </style:style>
    <style:style style:name="T215" style:family="text">
      <style:text-properties fo:font-style="normal" officeooo:rsid="03f8a1d3" style:font-style-asian="normal" style:font-style-complex="normal"/>
    </style:style>
    <style:style style:name="T216" style:family="text">
      <style:text-properties fo:font-style="normal" officeooo:rsid="03fa3d57" style:font-style-asian="normal" style:font-style-complex="normal"/>
    </style:style>
    <style:style style:name="T217" style:family="text">
      <style:text-properties fo:font-style="normal" officeooo:rsid="03fb169a" style:font-style-asian="normal" style:font-style-complex="normal"/>
    </style:style>
    <style:style style:name="T218" style:family="text">
      <style:text-properties fo:font-style="normal" officeooo:rsid="04001801" style:font-style-asian="normal" style:font-style-complex="normal"/>
    </style:style>
    <style:style style:name="T219" style:family="text">
      <style:text-properties fo:font-style="normal" officeooo:rsid="0401cbb4" style:font-style-asian="normal" style:font-style-complex="normal"/>
    </style:style>
    <style:style style:name="T220" style:family="text">
      <style:text-properties fo:font-style="normal" officeooo:rsid="04092763" style:font-style-asian="normal" style:font-style-complex="normal"/>
    </style:style>
    <style:style style:name="T221" style:family="text">
      <style:text-properties fo:font-style="normal" officeooo:rsid="040b2df8" style:font-style-asian="normal" style:font-style-complex="normal"/>
    </style:style>
    <style:style style:name="T222" style:family="text">
      <style:text-properties fo:font-style="normal" officeooo:rsid="040cbcaf" style:font-style-asian="normal" style:font-style-complex="normal"/>
    </style:style>
    <style:style style:name="T223" style:family="text">
      <style:text-properties fo:font-style="normal" officeooo:rsid="040cbdb3" style:font-style-asian="normal" style:font-style-complex="normal"/>
    </style:style>
    <style:style style:name="T224" style:family="text">
      <style:text-properties fo:font-style="normal" officeooo:rsid="0410f307" style:font-style-asian="normal" style:font-style-complex="normal"/>
    </style:style>
    <style:style style:name="T225" style:family="text">
      <style:text-properties officeooo:rsid="02f7fee3"/>
    </style:style>
    <style:style style:name="T226" style:family="text">
      <style:text-properties officeooo:rsid="03020f40"/>
    </style:style>
    <style:style style:name="T227" style:family="text">
      <style:text-properties officeooo:rsid="03189c51"/>
    </style:style>
    <style:style style:name="T228" style:family="text">
      <style:text-properties officeooo:rsid="031f7a34"/>
    </style:style>
    <style:style style:name="T229" style:family="text">
      <style:text-properties officeooo:rsid="0324b645"/>
    </style:style>
    <style:style style:name="T230" style:family="text">
      <style:text-properties officeooo:rsid="03321348"/>
    </style:style>
    <style:style style:name="T231" style:family="text">
      <style:text-properties officeooo:rsid="03362f63"/>
    </style:style>
    <style:style style:name="T232" style:family="text">
      <style:text-properties officeooo:rsid="033f8c6e"/>
    </style:style>
    <style:style style:name="T233" style:family="text">
      <style:text-properties officeooo:rsid="0340dd4e"/>
    </style:style>
    <style:style style:name="T234" style:family="text">
      <style:text-properties officeooo:rsid="03425a92"/>
    </style:style>
    <style:style style:name="T235" style:family="text">
      <style:text-properties officeooo:rsid="034fadef"/>
    </style:style>
    <style:style style:name="T236" style:family="text">
      <style:text-properties officeooo:rsid="0353f10e"/>
    </style:style>
    <style:style style:name="T237" style:family="text">
      <style:text-properties officeooo:rsid="0357973c"/>
    </style:style>
    <style:style style:name="T238" style:family="text">
      <style:text-properties officeooo:rsid="035e9b04"/>
    </style:style>
    <style:style style:name="T239" style:family="text">
      <style:text-properties officeooo:rsid="035efedf"/>
    </style:style>
    <style:style style:name="T240" style:family="text">
      <style:text-properties officeooo:rsid="036b2b1b"/>
    </style:style>
    <style:style style:name="T241" style:family="text">
      <style:text-properties officeooo:rsid="036bbfdd"/>
    </style:style>
    <style:style style:name="T242" style:family="text">
      <style:text-properties officeooo:rsid="036db5d5"/>
    </style:style>
    <style:style style:name="T243" style:family="text">
      <style:text-properties officeooo:rsid="03799604"/>
    </style:style>
    <style:style style:name="T244" style:family="text">
      <style:text-properties officeooo:rsid="0381eda7"/>
    </style:style>
    <style:style style:name="T245" style:family="text">
      <style:text-properties officeooo:rsid="0383bb54"/>
    </style:style>
    <style:style style:name="T246" style:family="text">
      <style:text-properties officeooo:rsid="038d6e8d"/>
    </style:style>
    <style:style style:name="T247" style:family="text">
      <style:text-properties officeooo:rsid="038f0514"/>
    </style:style>
    <style:style style:name="T248" style:family="text">
      <style:text-properties officeooo:rsid="0397622a"/>
    </style:style>
    <style:style style:name="T249" style:family="text">
      <style:text-properties officeooo:rsid="039c7236"/>
    </style:style>
    <style:style style:name="T250" style:family="text">
      <style:text-properties officeooo:rsid="039dc707"/>
    </style:style>
    <style:style style:name="T251" style:family="text">
      <style:text-properties officeooo:rsid="03a27414"/>
    </style:style>
    <style:style style:name="T252" style:family="text">
      <style:text-properties officeooo:rsid="03a445f5"/>
    </style:style>
    <style:style style:name="T253" style:family="text">
      <style:text-properties officeooo:rsid="03c6a36b"/>
    </style:style>
    <style:style style:name="T254" style:family="text">
      <style:text-properties officeooo:rsid="03c82e41"/>
    </style:style>
    <style:style style:name="T255" style:family="text">
      <style:text-properties officeooo:rsid="03cbdc2e"/>
    </style:style>
    <style:style style:name="T256" style:family="text">
      <style:text-properties officeooo:rsid="03d298ae"/>
    </style:style>
    <style:style style:name="T257" style:family="text">
      <style:text-properties officeooo:rsid="03d58049"/>
    </style:style>
    <style:style style:name="T258" style:family="text">
      <style:text-properties officeooo:rsid="03d82333"/>
    </style:style>
    <style:style style:name="T259" style:family="text">
      <style:text-properties officeooo:rsid="03e3f99c"/>
    </style:style>
    <style:style style:name="T260" style:family="text">
      <style:text-properties officeooo:rsid="03e7d157"/>
    </style:style>
    <style:style style:name="T261" style:family="text">
      <style:text-properties officeooo:rsid="03e84964"/>
    </style:style>
    <style:style style:name="T262" style:family="text">
      <style:text-properties officeooo:rsid="03f426c5"/>
    </style:style>
    <style:style style:name="T263" style:family="text">
      <style:text-properties officeooo:rsid="032dcedd"/>
    </style:style>
    <style:style style:name="T264" style:family="text">
      <style:text-properties officeooo:rsid="04001659"/>
    </style:style>
    <style:style style:name="T265" style:family="text">
      <style:text-properties officeooo:rsid="0403b37e"/>
    </style:style>
    <style:style style:name="T266" style:family="text">
      <style:text-properties officeooo:rsid="0405a8ae"/>
    </style:style>
    <style:style style:name="T267" style:family="text">
      <style:text-properties officeooo:rsid="0406b36a"/>
    </style:style>
    <style:style style:name="T268" style:family="text">
      <style:text-properties officeooo:rsid="040779ed"/>
    </style:style>
    <style:style style:name="T269" style:family="text">
      <style:text-properties officeooo:rsid="04092fc4"/>
    </style:style>
    <style:style style:name="T270" style:family="text">
      <style:text-properties officeooo:rsid="041568db"/>
    </style:style>
    <style:style style:name="T271" style:family="text">
      <style:text-properties officeooo:rsid="041ceeb6"/>
    </style:style>
    <style:style style:name="T272" style:family="text">
      <style:text-properties officeooo:rsid="0422505a"/>
    </style:style>
    <style:style style:name="T273" style:family="text">
      <style:text-properties officeooo:rsid="042e6c6a"/>
    </style:style>
    <style:style style:name="T274" style:family="text">
      <style:text-properties officeooo:rsid="042f115f"/>
    </style:style>
    <style:style style:name="T275" style:family="text">
      <style:text-properties officeooo:rsid="04304ec7"/>
    </style:style>
    <style:style style:name="T276" style:family="text">
      <style:text-properties officeooo:rsid="0431b3d6"/>
    </style:style>
    <style:style style:name="T277" style:family="text">
      <style:text-properties officeooo:rsid="043383cd"/>
    </style:style>
    <style:style style:name="T278" style:family="text">
      <style:text-properties officeooo:rsid="0437846f"/>
    </style:style>
    <style:style style:name="T279" style:family="text">
      <style:text-properties officeooo:rsid="043ba84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draw:frame draw:style-name="fr1" draw:name="Obraz4" text:anchor-type="paragraph" svg:x="14.944cm" svg:y="-0.289cm" svg:width="2cm" svg:height="1.55cm" draw:z-index="0"><draw:image xlink:href="../../logotypes/1.svg" xlink:type="simple" xlink:show="embed" xlink:actuate="onLoad"/></draw:frame>Ideas and Observations<text:line-break/><text:span text:style-name="T2">Foundations for a versatile filesystem</text:span></text:p>
      <text:p text:style-name="P82">Arkadiusz Bulski</text:p>
      <text:h text:style-name="P87" text:outline-level="1">Abstract</text:h>
      <text:p text:style-name="P77">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is based on theoretic models. </text:span></text:p>
      <text:p text:style-name="P78">[work in progress]</text:p>
      <text:h text:style-name="P88" text:outline-level="1">Introduction</text:h>
      <text:p text:style-name="P79">When reading papers that describe filesystem designs from the golden historical times of Unix development <text:span text:style-name="T270">to contemporary times of Linux</text:span>, one might come to a conclusion that evolution of filesystem designs was very incremental in nature and much effort was put into not making too many changes at <text:span text:style-name="T270">once. For example, both Ext4 and Btrfs are upgrades to Ext3 in sense that upgrade can be done in place. </text:span></text:p>
      <text:p text:style-name="Text_20_body">[work in progress]</text:p>
      <text:h text:style-name="P89" text:outline-level="1">New ideas</text:h>
      <text:p text:style-name="Text_20_body"/>
      <text:h text:style-name="Heading_20_3" text:outline-level="3">Inodes are not efficient. </text:h>
      <text:p text:style-name="P70"><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3">All these reasons contributed to a decision that data structures </text:span><text:span text:style-name="T98">had to</text:span><text:span text:style-name="T73"> be broken down into blocks. </text:span></text:p>
      <text:p text:style-name="P30"><text:span text:style-name="T16">To fully describe a single file, </text:span><text:span text:style-name="T34">an amount of </text:span><text:span text:style-name="T101">meta</text:span><text:span text:style-name="T34">data </text:span><text:span text:style-name="T160">needed </text:span><text:span text:style-name="T59">almost always </text:span><text:span text:style-name="T34">takes space of </text:span><text:span text:style-name="T59">more than one block</text:span><text:span text:style-name="T17">. </text:span><text:span text:style-name="T56">Traditionally </text:span><text:span text:style-name="T18">one main block </text:span><text:span text:style-name="T35">(</text:span><text:span text:style-name="T18">called inode</text:span><text:span text:style-name="T35">)</text:span><text:span text:style-name="T18"> would hold most important data </text:span><text:span text:style-name="T160">and point to further blocks</text:span><text:span text:style-name="T18">, several blocks would point to where actual content is </text:span><text:span text:style-name="T59">located </text:span><text:span text:style-name="T160">(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text:span><text:soft-page-break/><text:span text:style-name="T59">pointers</text:span><text:span text:style-name="T18">, at least </text:span><text:span text:style-name="T97">512</text:span><text:span text:style-name="T18"> blocks </text:span><text:span text:style-name="T160">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60">s</text:span><text:span text:style-name="T20"> all metadata blocks to be read. </text:span></text:p>
      <text:p text:style-name="P3"/>
      <text:p text:style-name="P32"><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88">the </text:span><text:span text:style-name="T182">extent approach</text:span><text:span text:style-name="T188"> and it requires that all blocks are read from </text:span><text:span text:style-name="T189">a continuous area on disk</text:span><text:span text:style-name="T188"> at once and after changes are made all blocks are stored to </text:span><text:span text:style-name="T189">another continuous area at once</text:span><text:span text:style-name="T188">. </text:span><text:span text:style-name="T39">Last</text:span><text:span text:style-name="T24"> </text:span><text:span text:style-name="T104">approach we shall call </text:span><text:span text:style-name="T182">block approach. </text:span><text:span text:style-name="T188">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55">eagerly and non-preemptively</text:span><text:span text:style-name="T62">, one block at a time </text:span><text:span text:style-name="T101">eventually </text:span><text:span text:style-name="T62">leading to fragmentation of metadata. </text:span></text:p>
      <text:p text:style-name="P34"><text:span text:style-name="T105">Block</text:span><text:span text:style-name="T24"> approach </text:span><text:span text:style-name="T63">seems efficient at first glance because</text:span><text:span text:style-name="T24"> changing one </text:span><text:span text:style-name="T156">field</text:span><text:span text:style-name="T24"> </text:span><text:span text:style-name="T25">require</text:span><text:span text:style-name="T161">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61">it does </text:span><text:span text:style-name="T64">not </text:span><text:span text:style-name="T105">account for future operations</text:span><text:span text:style-name="T64">. </text:span><text:span text:style-name="T162">Further analysis considers amortization of </text:span><text:span text:style-name="T65">performance over </text:span><text:span text:style-name="T162">most of </text:span><text:span text:style-name="T65">lifespan of a file, </text:span><text:span text:style-name="T163">and </text:span><text:span text:style-name="T106">not assume</text:span><text:span text:style-name="T163">s</text:span><text:span text:style-name="T106"> that any one operation must be carried out as fast as possible independently of other further operations. </text:span></text:p>
      <text:p text:style-name="P13"/>
      <text:p text:style-name="P31"><text:span text:style-name="T26">It could be argued that </text:span><text:span text:style-name="T156">extent</text:span><text:span text:style-name="T26"> approach, where all metadata is always loaded and stored in one </text:span><text:span text:style-name="T66">sweep</text:span><text:span text:style-name="T26"> is better in every </text:span><text:span text:style-name="T157">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64">storage</text:span><text:span text:style-name="T29"> </text:span><text:span text:style-name="T164">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3"><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book" text:author="Remzi H. Arpaci-Dusseau, Andrea C. Arpaci-Dusseau" text:title="Operating Systems: Three Easy Pieces">[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5">inodes and </text:span><text:span text:style-name="T117">indirect blocks </text:span><text:span text:style-name="T165">with leaf </text:span><text:span text:style-name="T167">nodes </text:span><text:span text:style-name="T67">but data is still being </text:span><text:span text:style-name="T68">divided</text:span><text:span text:style-name="T67"> into small chunks. </text:span><text:span text:style-name="T118">The issue being described here has not gone away. </text:span></text:p>
      <text:p text:style-name="P4"/>
      <text:p text:style-name="P39"><text:span text:style-name="T166">E</text:span><text:span text:style-name="T100">xtent</text:span><text:span text:style-name="T4"> approach is </text:span><text:span text:style-name="T166">shown to be </text:span><text:span text:style-name="T4">better </text:span><text:span text:style-name="T166">by </text:span><text:span text:style-name="T4">consider</text:span><text:span text:style-name="T166">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8">file </text:span><text:span text:style-name="T93">operations</text:span><text:span text:style-name="T74">. </text:span><text:span text:style-name="T75">Parent directory metadata is also excluded. At time zero </text:span><text:span text:style-name="T167">file is </text:span><text:span text:style-name="T95">assume</text:span><text:span text:style-name="T167">d to already exist</text:span><text:span text:style-name="T158">, </text:span><text:span text:style-name="T167">with all </text:span><text:span text:style-name="T95">content and </text:span><text:span text:style-name="T76">metadata. </text:span><text:span text:style-name="T167">A</text:span><text:span text:style-name="T77"> certain number of cycles </text:span><text:span text:style-name="T167">is considered, where </text:span><text:span text:style-name="T77">file </text:span><text:span text:style-name="T167">is </text:span><text:span text:style-name="T77">being opened, </text:span><text:span text:style-name="T167">metadata blocks are </text:span><text:span text:style-name="T95">accessed </text:span><text:span text:style-name="T77">several times and then </text:span><text:span text:style-name="T167">file gets </text:span><text:span text:style-name="T77">closed. </text:span><text:span text:style-name="T79">After each open</text:span><text:span text:style-name="T93">ing</text:span><text:span text:style-name="T79"> </text:span><text:span text:style-name="T85">some</text:span><text:span text:style-name="T80"> </text:span><text:span text:style-name="T159">subset of </text:span><text:span text:style-name="T79">metadata blocks are </text:span><text:span text:style-name="T95">accessed, either read or written.</text:span><text:span text:style-name="T109"> </text:span><text:span text:style-name="T167">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6"/>
      <text:p text:style-name="P40"><text:span text:style-name="T81">R</text:span><text:span text:style-name="T4">eading </text:span><text:span text:style-name="T83">or writing </text:span><text:span text:style-name="T4">N blocks take</text:span><text:span text:style-name="T168">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5"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7"/>
      <text:p text:style-name="P47"><text:span text:style-name="T273">S</text:span>imulation <text:span text:style-name="T273">of entire lifespan is based on three</text:span> variables, N is number of <text:span text:style-name="T179">blocks accessed </text:span>in each cycle, <text:span text:style-name="T179">M is number</text:span> <text:span text:style-name="T179">of blocks total, </text:span>and <text:span text:style-name="T179">B</text:span> is number of cycles. <text:span text:style-name="T236">Only a subset of </text:span><text:soft-page-break/><text:span text:style-name="T236">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46"><draw:frame draw:style-name="fr5"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6"/>
      <text:p text:style-name="P80">Plots show total time of extent approach (blue) and block approach (red) for least and most accessed <text:span text:style-name="T271">files (N)</text:span>, <text:span text:style-name="T237">and least and most sizable</text:span> files <text:span text:style-name="T271">(M)</text:span>. </text:p>
      <text:p text:style-name="Text_20_body"><draw:frame draw:style-name="fr2" draw:name="Obraz2" text:anchor-type="paragraph" svg:width="11.141cm" svg:height="7.99cm" draw:z-index="3"><draw:image xlink:href="../chartmn.png" xlink:type="simple" xlink:show="embed" xlink:actuate="onLoad"/></draw:frame></text:p>
      <text:p text:style-name="P50"><text:span text:style-name="T274">There are </text:span>cases where extent approach loses <text:span text:style-name="T274">to block approach </text:span>in comparison. Total times <text:span text:style-name="T274">are </text:span>compared through an inequality. <text:span text:style-name="T274">N</text:span>umber of cycles cancels out. </text:p>
      <text:p text:style-name="P51"><draw:frame draw:style-name="fr5"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8"/>
      <text:p text:style-name="P53">Last two inequalities show limits on how much metadata <text:span text:style-name="T278">can</text:span> be accessed <text:span text:style-name="T225">during one cycle before block approach starts to lose advantage. Asymptotically, </text:span>less than 1 in 166 metadata blocks <text:span text:style-name="T181">could be accessed. For smallest files the limit is 2 blocks. </text:span></text:p>
      <text:p text:style-name="P54">Remember when earlier <text:span text:style-name="T180">it </text:span>was mentioned that a 1 GB file would require at least 512 metadata blocks? According to the limits, after opening at most 5 metadata blocks <text:span text:style-name="T275">could be accessed </text:span>before block approach would lose advantage, and this includes the inode block. Is this really the kind of workload we are aiming to support? </text:p>
      <text:p text:style-name="P49"/>
      <text:p text:style-name="P52">When individual blocks <text:span text:style-name="T276">are stored time is gained on </text:span>transfer time related to small block size but <text:span text:style-name="T276">then more time is lost to </text:span>seek time <text:span text:style-name="T276">when blocks are read at next cycle</text:span>. <text:span text:style-name="T178">Disk characteristics make this exchange totally unfair. One seek takes as much time as transferring 1.2 MB which is a lot. For many files, complete metadata could be fit within that amount of space. </text:span></text:p>
      <text:p text:style-name="P14"><text:soft-page-break/>Additionally <text:span text:style-name="T235">the </text:span>extent approach <text:span text:style-name="T277">requires </text:span>one checksum to verify integrity while <text:span text:style-name="T235">the </text:span>block approach <text:span text:style-name="T277">requires </text:span>as many checksums as there are blocks. </text:p>
      <text:p text:style-name="P14"/>
      <text:p text:style-name="P27">Finally it should be admitted that the theoretical model above assumes most naive implementation of block approach <text:span text:style-name="T238">where blocks are allocated individually (non-preemptively) from entire disk (independently from uniform distribution)</text:span>. It would be possible to allocate blocks close to each <text:span text:style-name="T239">other whenever possible, increasing so called </text:span><text:span text:style-name="T185">spatial locality</text:span>. Orlov allocator is the mechanism meant to achieve that. </text:p>
      <text:p text:style-name="P29">Secondly, <text:span text:style-name="T272">disks can reorder outstanding operations to minimize total seek time. Model assumes that blocks are accessed without concurrency. Some usage scenarios allow to anticipate which blocks will be subsequently accessed. </text:span></text:p>
      <text:p text:style-name="P28">However, <text:span text:style-name="T239">arguably neither issue would trump argument being made. Seek time and also rotational delay are quite expensive even for relatively short jumps. Constructing a theoretical model that would include non-independent allocation and concurrent disk operations seems undoable. Distribution parameters are not known. </text:span></text:p>
      <text:p text:style-name="P7"/>
      <text:p text:style-name="P7"/>
      <text:h text:style-name="Heading_20_3" text:outline-level="3">B-trees are not efficient. </text:h>
      <text:p text:style-name="P37"><text:span text:style-name="T169">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70">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5"><text:span text:style-name="T6">B-trees are a good approach if </text:span><text:span text:style-name="T175">a </text:span><text:span text:style-name="T6">huge amounts of keys </text:span><text:span text:style-name="T175">are expected </text:span><text:span text:style-name="T6">to be stored. </text:span><text:span text:style-name="T175">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5"><text:span text:style-name="T7">This asymptotic behavior seems to have mislead </text:span><text:span text:style-name="T171">everyone</text:span><text:span text:style-name="T7">. It would be justified to use B-trees if billions of files </text:span><text:span text:style-name="T175">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71">(and accessed) </text:span><text:span text:style-name="T9">more efficiently. </text:span></text:p>
      <text:p text:style-name="P41"><text:span text:style-name="T9">S</text:span><text:span text:style-name="T4">econd reason to use B-trees is that memory needed to query and update trees is small, </text:span><text:span text:style-name="T128">comparable</text:span><text:span text:style-name="T4"> to number of </text:span><text:span text:style-name="T171">nodes</text:span><text:span text:style-name="T4"> from root to leaf. Modern desktop computers have several gigabytes of memory and servers have even more. </text:span><text:span text:style-name="T128">Conserving memory is not justified </text:span><text:span text:style-name="T171">anymore</text:span><text:span text:style-name="T128">. </text:span></text:p>
      <text:p text:style-name="P5"/>
      <text:p text:style-name="P36"><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72">is commenced</text:span><text:span text:style-name="T42">, all entries </text:span><text:span text:style-name="T50">(already in memory) </text:span><text:span text:style-name="T172">are relocated into </text:span><text:span text:style-name="T44">tree </text:span><text:span text:style-name="T42">nodes and store</text:span><text:span text:style-name="T172">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72">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72">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72">some </text:span><text:span text:style-name="T130">period of time then comparison is even more favorable. </text:span><text:span text:style-name="T176">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72">Intents are described in a later chapter on fsync. </text:span></text:p>
      <text:p text:style-name="P38"><text:span text:style-name="T48">T</text:span><text:span text:style-name="T4">he threshold would actually be very high. W</text:span><text:span text:style-name="T27">e need to recognize that magnetic hard </text:span><text:soft-page-break/><text:span text:style-name="T27">disks have quite </text:span><text:span text:style-name="T114">skewed</text:span><text:span text:style-name="T27"> performance characteristics. </text:span><text:span text:style-name="T29">Flash based </text:span><text:span text:style-name="T173">storage</text:span><text:span text:style-name="T29"> </text:span><text:span text:style-name="T173">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7">takes </text:span><text:span text:style-name="T174">on average </text:span><text:span text:style-name="T177">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73">space</text:span><text:span text:style-name="T53">. </text:span></text:p>
      <text:p text:style-name="P38"><text:span text:style-name="T54">Actually even more entries can be stored on disk than in memory. If for example </text:span><text:span text:style-name="T91">entry keys </text:span><text:span text:style-name="T54">are sorted then their pairwise differences </text:span><text:span text:style-name="T174">can be stored </text:span><text:span text:style-name="T54">instead. Smaller numbers can be encoded more compactly using varint encoding. </text:span><text:span text:style-name="T152">This topic </text:span><text:span text:style-name="T153">is </text:span><text:span text:style-name="T152">further explained in a </text:span><text:span text:style-name="T153">later </text:span><text:span text:style-name="T152">chapter </text:span><text:span text:style-name="T154">on extent efficiency</text:span><text:span text:style-name="T152">. </text:span></text:p>
      <text:p text:style-name="P8"/>
      <text:p text:style-name="P12">This argument is basically the same as for inode extent. If mapping entries <text:span text:style-name="T279">are considered </text:span>as metadata of some special file then same <text:span text:style-name="T226">theoretical model can be applied</text:span>. </text:p>
      <text:p text:style-name="P9"/>
      <text:p text:style-name="P9"/>
      <text:h text:style-name="Heading_20_3" text:outline-level="3">Fsync is not efficient. </text:h>
      <text:p text:style-name="P45"><text:span text:style-name="T4">Files </text:span><text:span text:style-name="T119">stored on computers </text:span><text:span text:style-name="T4">were important </text:span><text:span text:style-name="T119">since about the time when files started being stored on computers. </text:span><text:span text:style-name="T120">P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 uses an identical approach despite not </text:span><text:span text:style-name="T121">recognizing POSIX. </text:span><text:span text:style-name="T122">The well established approach replaces a file using following template: </text:span></text:p>
      <text:p text:style-name="P57"/>
      <text:p text:style-name="Code_20_Source">int fd = creat("file.new", S_IRUSR|S_IWUSR); </text:p>
      <text:p text:style-name="Code_20_Source">write(fd, buf, <text:span text:style-name="T251">len</text:span>); </text:p>
      <text:p text:style-name="Code_20_Source">fsync(fd); </text:p>
      <text:p text:style-name="Code_20_Source">close(fd); </text:p>
      <text:p text:style-name="Code_20_Source">rename("file.new", "file"); </text:p>
      <text:p text:style-name="P57"/>
      <text:p text:style-name="P58">This approach has been the expected way of achieving atomic changes to files and caused a lot of pain when people were depending on different guarantees than that of fsync. <text:span text:style-name="T227">For example, Ext3 implemented fsync in a naive way that flushed all files to disk and not just the file of interest, which caused it to be slower than perhaps it should have been. At same time, Ext3 implemented non-POSIX behavior of ordering data blocks before related metadata which made the rename safe even without fsync. These two facts made fsync both slow and useless. As result people started skipping on fsync. Later <text:s/>ordering behavior was disabled to increase performance and non-standard code started corrupting files. This story has been described in LWN post </text:span><text:a xlink:type="simple" xlink:href="https://lwn.net/Articles/351422/"><text:span text:style-name="T227">POSIX vs Reality</text:span></text:a><text:span text:style-name="T227">. </text:span></text:p>
      <text:p text:style-name="P76">Another example is <text:span text:style-name="T232">a property </text:span>called <text:span text:style-name="T183">safe new file</text:span><text:span text:style-name="T190"> that makes fsync on parent directory unnecessary. SQLite in particular allows to take advantage of this </text:span><text:span text:style-name="T201">and few other </text:span><text:span text:style-name="T190">behavior</text:span><text:span text:style-name="T201">s</text:span><text:span text:style-name="T190"> although it is </text:span><text:span text:style-name="T197">enabled </text:span><text:span text:style-name="T202">only </text:span><text:span text:style-name="T197">on user's request</text:span><text:span text:style-name="T190">. This behavior is common in modern filesystem</text:span><text:span text:style-name="T201">s</text:span><text:span text:style-name="T190"> but </text:span><text:span text:style-name="T198">it is</text:span><text:span text:style-name="T190"> not </text:span><text:span text:style-name="T205">mandated </text:span><text:span text:style-name="T190">by POSIX </text:span><text:span text:style-name="T208">so</text:span><text:span text:style-name="T190"> applications </text:span><text:span text:style-name="T208">should not </text:span><text:span text:style-name="T190">rely on </text:span><text:span text:style-name="T206">t</text:span><text:span text:style-name="T196">his property being </text:span><text:span text:style-name="T198">always </text:span><text:span text:style-name="T196">met</text:span><text:span text:style-name="T190">. Refer to </text:span><text:span text:style-name="T190"><text:bibliography-mark text:identifier="Pillai13" text:bibliography-type="article" text:author="Thanumalayan Sankaranarayana Pillai, et al" text:title="Towards Efficient, Portable Application-Level Consistency" text:year="2013">[Pillai13]</text:bibliography-mark></text:span><text:span text:style-name="T190"> for </text:span><text:span text:style-name="T196">modern filesystem semantics that are common but </text:span><text:span text:style-name="T208">are </text:span><text:span text:style-name="T196">not </text:span><text:span text:style-name="T208">part of the </text:span><text:span text:style-name="T196">standard </text:span><text:span text:style-name="T208">(POSIX). </text:span><text:span text:style-name="T199">Notice that all of the 6 behaviors they describe are met by a filesystem where all operations are </text:span><text:span text:style-name="T200">both </text:span><text:span text:style-name="T199">atomic and ordered, </text:span><text:span text:style-name="T208">as proposed below</text:span><text:span text:style-name="T199">. </text:span><text:span text:style-name="T208">Article also describes how SQLite can increase performance by assuming specific filesystem behavior although user has to enable it on his own accord. Also article shows bugs found in LevelDB, a predecessor to SQLite, that corrupted files </text:span><text:soft-page-break/><text:span text:style-name="T208">because the same behavior was assumed but never verified. Both SQLite and LevelDB would be safe on a filesystem where all operations are atomic and ordered. How such a filesystem could be constructed is </text:span><text:span text:style-name="T209">described below. </text:span></text:p>
      <text:p text:style-name="P76"/>
      <text:p text:style-name="P63"/>
      <text:p text:style-name="P64">Following code <text:span text:style-name="T269">is not safe on all filesystems but is representative of applications: </text:span></text:p>
      <text:p text:style-name="P86">int fd = creat("file.new", S_IRUSR|S_IWUSR); </text:p>
      <text:p text:style-name="P86">write(fd, buf, <text:span text:style-name="T251">len</text:span>); </text:p>
      <text:p text:style-name="P86">close(fd); </text:p>
      <text:p text:style-name="P85">rename("file.new", "file"); </text:p>
      <text:p text:style-name="P65"/>
      <text:p text:style-name="P55">Whatever improvements to filesystems will be made in the future it seems clear that <text:s/>applications will remain to use the approach established by POSIX and filesystems will have to cooperate. <text:span text:style-name="T233">Inventing new APIs that ensure safety while also break existing code will not gain traction, no matter how fancy they seem. For example, Btrfs provides an interface to clone a file in zero-time. That would allow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5">Below we shall consider a new <text:span text:style-name="T228">solution</text:span> to this problem that will keep files correct <text:span text:style-name="T260">whether</text:span> the POSIX <text:span text:style-name="T260">compliant</text:span> approach <text:span text:style-name="T260">is used or not while performance is approaching no use of fsync at all. </text:span></text:p>
      <text:p text:style-name="P56"/>
      <text:p text:style-name="P60">Consider a filesystem where all operations are both atomic and ordered. <text:span text:style-name="T229">Above that fsync calls are implemented as no-op. </text:span></text:p>
      <text:p text:style-name="P60"><text:span text:style-name="T264">The file replacing codes above remain to keep files consistent. This is due to the fact that application developers (usually) use fsync not to persist data immediately but to persist data before metadata, which is exactly what </text:span><text:span text:style-name="T191">ordering </text:span><text:span text:style-name="T218">behavior </text:span><text:span text:style-name="T191">means</text:span><text:span text:style-name="T229">.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29">documentation</text:span></text:a><text:span text:style-name="T229">: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2"><text:soft-page-break/><text:span text:style-name="T263">Persisting ordered operations used to be implemented though ordered persistence. Long time ago blocks were written one at a time (synchronous writes). Operating system <text:s/>buffered changes in memory (</text:span>the buffer cache) <text:span text:style-name="T210">and was the only party that buffered. </text:span>When hard disks started buffering writes <text:span text:style-name="T262">themselves things got broken. System was no longer in a position to tell which blocks were already persisted on the platter and which were still pending. Immediate solution was to implement </text:span><text:span text:style-name="T187">flushing buffers </text:span><text:span text:style-name="T212">th</text:span><text:span text:style-name="T217">r</text:span><text:span text:style-name="T212">ough so called </text:span><text:span text:style-name="T187">queue draining</text:span><text:span text:style-name="T211">. System </text:span><text:span text:style-name="T212">withh</text:span><text:span text:style-name="T219">eld</text:span><text:span text:style-name="T212"> </text:span><text:span text:style-name="T211">all future writes until disk reported that queue was empty. </text:span><text:span text:style-name="T213">When flushing buffers occurred quite often </text:span><text:span text:style-name="T211">this approach basically defeated the purpose of installing buffers in disks </text:span><text:span text:style-name="T213">in the first place. </text:span></text:p>
      <text:p text:style-name="Text_20_body"><text:span text:style-name="T214">Much later another major overhaul of hard disks happened. Up to this moment systems reordered requests </text:span><text:span text:style-name="T215">themselves</text:span><text:span text:style-name="T214">. Buffer cache accumulated blocks to be written and system decided, without much help from the disk, in which order should the disk write them. </text:span><text:span text:style-name="T215">It was more beneficial to process blocks in the order that minimized total time spent on jumping between locations on disk. Unfortunately, system was in no position to determine current orientation of the platter or current position of the head. So system made decisions that seemed to be good enough. Everything changed again when disks started to also reorder requests themselves. Again, system was no longer aware of what is the status of each request. After all the system no longer even knew which of them will go to the platter first. </text:span><text:span text:style-name="T216">The solution to ensuring order of writes was the same. </text:span></text:p>
      <text:p text:style-name="P61"/>
      <text:p text:style-name="P73">Here is a possible implementation of a filesystem where all operations are atomic and ordered (but not durable) <text:span text:style-name="T265">with respect to crash</text:span>. </text:p>
      <text:p text:style-name="P61"/>
      <text:p text:style-name="P61">Consider a copy on write scheme where first sector contains address of last persisted <text:span text:style-name="T230">block</text:span> and address of root inode, further sectors contain a continuous <text:span text:style-name="T266">cyclic </text:span>stream of data and metadata similar to what a log-structured filesystem would contain. </text:p>
      <text:p text:style-name="P74">Each operation puts more blocks into the stream in a sequential but asynchronous way. <text:span text:style-name="T267">Ordered operations require that space on disk is allocated sequentially but actual writes do not need to be neither atomic nor ordered. Writes can be reordered and interleaved with outstanding and future disk operations. </text:span></text:p>
      <text:p text:style-name="P74">When the filesystem is sure that blocks up to a given point were persisted it issues an atomic but also <text:span text:style-name="T268">unordered</text:span> write of the first block, moving the address of last used block. Recovery is not strictly necessary <text:span text:style-name="T241">so far </text:span>because first sector <text:span text:style-name="T234">reliably </text:span>tells us how much data was stored <text:span text:style-name="T240">for sure</text:span>. <text:span text:style-name="T261">The window of changes that can get lost is quite significant, depending on how many changes (or for how long) are accumulated between atomic writes of header. Modern filesystems however make this sacrifice on regular basis. </text:span></text:p>
      <text:p text:style-name="P75">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231">not before write was persistent. Recovery would have to involve doing a so called </text:span><text:span text:style-name="T184">roll forward</text:span><text:span text:style-name="T192">, scanning the log from last known end forward, looking for intents. </text:span><text:span text:style-name="T221">Each intent carries a </text:span><text:span text:style-name="T222">signature that verifies both intent integrity and that it represents actual intent, </text:span><text:span text:style-name="T223">not stale bytes </text:span><text:span text:style-name="T224">from whatever was stored there previously. </text:span></text:p>
      <text:p text:style-name="P75"><text:span text:style-name="T220">Changes defined in the </text:span><text:span text:style-name="T192">intent would have to </text:span><text:span text:style-name="T193">be incorporated into earlier inode during recovery. </text:span><text:span text:style-name="T194">Complexity is added to recovery code but performance </text:span><text:span text:style-name="T207">and utilisation </text:span><text:span text:style-name="T195">gain </text:span><text:span text:style-name="T194">may well be worth it. </text:span></text:p>
      <text:p text:style-name="P62">Robustness can also be achieved in the sense that operations can become persistent as soon as they hit the disk which could be requested from anything between 5 seconds <text:soft-page-break/>later to right away. First sector does not need to be updated for following changes to be persisted, <text:span text:style-name="T242">intents and </text:span>rolling forward ensure that. </text:p>
      <text:p text:style-name="P62"/>
      <text:p text:style-name="P62"/>
      <text:h text:style-name="Heading_20_3" text:outline-level="3">Encrypting disk blocks is not useful. </text:h>
      <text:p text:style-name="P71"><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43">There is a reason why one partition cannot be enough to boot a system. Block devices, or partitions to be specific, are always encrypted block-wise. There is no facility to keep selected blocks in the clear. Filesystems are mounted on arbitrary block devices and are unaware of how and even whether underlying blocks are being encrypted. </text:span></text:p>
      <text:p text:style-name="P18">Only solution to booting from a <text:span text:style-name="T244">(</text:span>partially<text:span text:style-name="T244">)</text:span> encrypted filesystem seems to be encrypting filesystem itself and not the block storage device <text:span text:style-name="T252">underneath</text:span>. </text:p>
      <text:p text:style-name="P17"/>
      <text:p text:style-name="P19">Consider a filesystem where encryption is applied to data structures <text:span text:style-name="T249">like inodes and not raw blocks</text:span>. <text:span text:style-name="T245">Each data structure is encrypted individually and initially free space is filled with random bytes. Header is stored at a known location and keeps two addresses: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46">stored </text:span>in the clear. <text:span text:style-name="T247">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to be filled with random bytes before it can be used, although that also can be postponed. Filesystem creation would then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50">unlocking</text:span> would be impossible since without password there is no way to distinguish free space to allocate from, unless space was reserved in advance. <text:span text:style-name="T248">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3" draw:name="Obraz1" text:anchor-type="paragraph" svg:width="16.431cm" svg:height="7.361cm" draw:z-index="5"><draw:image xlink:href="../plain.png" xlink:type="simple" xlink:show="embed" xlink:actuate="onLoad"/></draw:frame><text:soft-page-break/></text:p>
      <text:p text:style-name="P11"/>
      <text:h text:style-name="Heading_20_3" text:outline-level="3">Blocks can store less than extents. </text:h>
      <text:p text:style-name="P43"><text:span text:style-name="T139">Earlier </text:span><text:span text:style-name="T144">chapters discussed the issue of storing </text:span><text:span text:style-name="T139">data structures like dictionaries and inodes in single extents. </text:span><text:span text:style-name="T144">While previous chapters were considering performance of disk devices this chapter is focused on compactness. Less bits are needed to store data in extent form than when individual blocks are used. Tho performance increase may </text:span><text:span text:style-name="T148">not be </text:span><text:span text:style-name="T149">noticeable</text:span><text:span text:style-name="T144">, space utilisation </text:span><text:span text:style-name="T147">may</text:span><text:span text:style-name="T144"> increase </text:span><text:span text:style-name="T147">significantly </text:span><text:span text:style-name="T144">letting the user store more files and whatever else. </text:span></text:p>
      <text:p text:style-name="P42"><text:span text:style-name="T140">The main reason </text:span><text:span text:style-name="T145">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5">often </text:span><text:span text:style-name="T142">not align with </text:span><text:span text:style-name="T145">boundaries </text:span><text:span text:style-name="T150">between </text:span><text:span text:style-name="T142">blocks. When we divide data into blocks we usually do that to make further operations read </text:span><text:span text:style-name="T145">or</text:span><text:span text:style-name="T142"> write </text:span><text:span text:style-name="T145">as few </text:span><text:span text:style-name="T142">blocks</text:span><text:span text:style-name="T145"> as possible</text:span><text:span text:style-name="T142">, </text:span><text:span text:style-name="T143">so dividing items between blocks should not take place. </text:span></text:p>
      <text:p text:style-name="P24"/>
      <text:p text:style-name="P44"><text:span text:style-name="T4">For example, directory entries used to be stored in data blocks like on a diagram below. File names </text:span><text:span text:style-name="T146">are much shorte</text:span><text:span text:style-name="T151">r</text:span><text:span text:style-name="T146"> than a single block so they </text:span><text:span text:style-name="T4">are </text:span><text:span text:style-name="T146">being </text:span><text:span text:style-name="T4">grouped </text:span><text:span text:style-name="T146">to occupy as much space in a block as possible. However </text:span><text:span text:style-name="T4">since file names are variable length, each block has some unpredictable </text:span><text:span text:style-name="T146">amount of </text:span><text:span text:style-name="T4">space </text:span><text:span text:style-name="T146">left </text:span><text:span text:style-name="T4">unused. </text:span></text:p>
      <text:p text:style-name="P23"><draw:frame draw:style-name="fr4" draw:name="Obraz3" text:anchor-type="paragraph" svg:width="12.51cm" svg:height="5.039cm" draw:z-index="6"><draw:image xlink:href="../dirblocks.png" xlink:type="simple" xlink:show="embed" xlink:actuate="onLoad"/></draw:frame></text:p>
      <text:p text:style-name="P25">No doubt this approach was beneficial when memory was heavily constrained. Listing <text:soft-page-break/>and querying entries require<text:span text:style-name="T253">s</text:span> <text:span text:style-name="T253">processing </text:span>only one block at a time. Removing or changing an entry require<text:span text:style-name="T253">s</text:span> writing only one block on disk. <text:span text:style-name="T254">New entries can be added to an existing block in place of already removed entries, or can allocate a new block. All of these operations can be carried out with only one block in memory at a time, although keeping them in the buffer cache would also be beneficial. </text:span></text:p>
      <text:p text:style-name="P26">Consider using an extent instead. Items can be laid out next to each other with not even a byte wasted. <text:span text:style-name="T255">At most extent could be aligned to block boundaries wasting only some fragment of the last block, often called a </text:span><text:span text:style-name="T186">tail</text:span><text:span text:style-name="T203">. However if filesystem would allow extents to start and end at byte-aligned addresses then literally no byte would go to waste. </text:span><text:span text:style-name="T204">This is the case with Btrfs filesystem. </text:span></text:p>
      <text:p text:style-name="P66"><draw:frame draw:style-name="fr4" draw:name="Obraz5" text:anchor-type="paragraph" svg:width="10.77cm" svg:height="3.08cm" draw:z-index="7"><draw:image xlink:href="../dirextent.png" xlink:type="simple" xlink:show="embed" xlink:actuate="onLoad"/></draw:frame></text:p>
      <text:p text:style-name="P66">Another example, <text:span text:style-name="T256">dictionary that maps integers into some values can also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67">Let us consider how a dictionary could be serialized into a blob. Keys can be arbitrarily reordered within the blob because deserialization <text:span text:style-name="T257">process does not care. Let us sort keys in increasing order. Instead of the keys themselves only their pairwise differences are need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67"/>
      <text:p text:style-name="P68">Normally a 64 bit number occupies exactly that much space, 8 bytes. Varint encoding divides a number into 7 bit chunks starting from least significant bits. 8th bit is used to signal whether <text:span text:style-name="T258">more chunks follow</text:span>. For example, number<text:span text:style-name="T258">s</text:span> 200 <text:span text:style-name="T258">and 100'000 are encoded as below. Each byte is separated with a space and bits are concatenated with a pipe. Chunks are shown in binary system. </text:span></text:p>
      <text:p text:style-name="P69"><draw:frame draw:style-name="fr4" draw:name="Obraz6" text:anchor-type="paragraph" svg:width="14.041cm" svg:height="4.521cm" draw:z-index="8"><draw:image xlink:href="../varint.png" xlink:type="simple" xlink:show="embed" xlink:actuate="onLoad"/></draw:frame></text:p>
      <text:p text:style-name="P69">Varint encoding was developed by Google and used in their serialization framework Protocol Buffers. <text:span text:style-name="T259">See their </text:span><text:a xlink:type="simple" xlink:href="https://developers.google.com/protocol-buffers/docs/encoding"><text:span text:style-name="T259">website</text:span></text:a><text:span text:style-name="T259"> for a communicable explanation. </text:span></text:p>
      <text:p text:style-name="P68"/>
      <text:p text:style-name="P68"><text:soft-page-break/></text:p>
      <text:p text:style-name="P83"/>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84">McKusi84: Marshall Kirk Mckusick, William N. Joy, Samuel J. Leffler, Robert S. Fabry, A Fast File System for UNIX, 1984</text:p>
          <text:p text:style-name="P84">Twee00: Steven Tweedie, EXT3, Journaling Filesystem, 2000, http://olstrans.sourceforge.net/release/OLS2000-ext3/OLS2000-ext3.html</text:p>
          <text:p text:style-name="P84">OSTEP: Remzi H. Arpaci-Dusseau, Andrea C. Arpaci-Dusseau, Operating Systems: Three Easy Pieces, </text:p>
          <text:p text:style-name="P84">Rodeh12: Ohad Rodeh, BTRFS: The Linux B-tree Filesystem, 2012</text:p>
          <text:p text:style-name="P84">ZFS: Jeff Bonwick, Bill Moore, ZFS: The Last Word in File Systems, , </text:p>
          <text:p text:style-name="P84">Agraw07: Nitin Agrawal, William J. Bolosky, John R. Douceur, Jacob R. Lorch, A Five-Year Study of File-System Metadata, 2007</text:p>
          <text:p text:style-name="P84">Pillai13: Thanumalayan Sankaranarayana Pillai, et al, Towards Efficient, Portable Application-Level Consistency, 2013</text:p>
        </text:index-body>
      </text:bibliography>
      <text:p text:style-name="Text_20_body"/>
      <text:p text:style-name="P59">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24T16:27:07.818676829">2015-09-24</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8H53M32S</meta:editing-duration>
    <meta:editing-cycles>692</meta:editing-cycles>
    <meta:generator>LibreOffice/4.2.8.2$Linux_X86_64 LibreOffice_project/420m0$Build-2</meta:generator>
    <dc:date>2015-09-24T16:27:07.632167705</dc:date>
    <meta:document-statistic meta:table-count="0" meta:image-count="6" meta:object-count="3" meta:page-count="12" meta:paragraph-count="97" meta:word-count="4635" meta:character-count="28511" meta:non-whitespace-character-count="23887"/>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